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onCodeGeneratorTests.createGenerator( ClassNam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ionCodeGeneratorTests.generateCodeWhenPackagePrivateMethodInAnotherPackageUses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ionCodeGeneratorTests.generateCodeWhenPrivateFieldInjectsValue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ionCodeGeneratorTests.generateCodeWhenPackagePrivateFieldInTargetPackageInject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ionCodeGeneratorTests.generateCodeWhenPackagePrivateMethodInTargetPackageInject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ionCodeGeneratorTests.generateCodeWhenPrivateMethodInjectsValueUsing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ionCodeGeneratorTests.createJavaFile( ClassName generatedClasName , CodeBlock generatedCode , Class &lt; ? &gt;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jectionCodeGeneratorTests.generateCodeWhenPrivateFieldAd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jectionCodeGeneratorTests.testCompiledResult( ClassName generatedClasName , CodeBlock generatedCode , Class &lt; T &gt; target , BiConsumer &lt; Consumer &lt; T &gt;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jectionCodeGeneratorTests.generateCodeWhenPublicFieldInject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ionCodeGeneratorTests.generateCodeWhenPublicMethodInject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ionCodeGeneratorTests.generateCodeWhenPackagePrivateFieldInAnotherPackageUsesRef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jectionCodeGeneratorTests.generateCodeWhenPrivateMethodAd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